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B0000003CD2A7E9B5A003A811.png" manifest:media-type="image/png"/>
  <manifest:file-entry manifest:full-path="Pictures/1000000600000028000000289F4AC6FAD9D4A317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.SFNSDisplay-Regular, 'Segoe UI', 'Helvetica Neue', 'Hiragino Sans', 'Hiragino Kaku Gothic ProN', 'ヒラギノ角ゴ  ProN W3', Meiryo, 'MS PGothic', 'ＭＳ  Ｐゴシック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T1" style:family="text">
      <style:text-properties officeooo:rsid="00163d7f"/>
    </style:style>
    <style:style style:name="fr1" style:family="graphic" style:parent-style-name="Graphics">
      <style:graphic-properties fo:margin-left="0.052in" fo:margin-right="0.0311in" fo:margin-top="0in" fo:margin-bottom="0.0311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311in" fo:margin-right="0.0311in" fo:margin-top="0in" fo:margin-bottom="0.0311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fo:margin-left="0in" fo:margin-right="0in" style:editable="false">
        <style:columns fo:column-count="1" fo:column-gap="0in"/>
        <style:background-image/>
      </style:section-properties>
    </style:style>
    <style:style style:name="Sect2" style:family="section">
      <style:section-properties fo:background-color="#f8fafc" fo:margin-left="0in" fo:margin-right="0in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_messageId1340952562743943168">
        <text:list xml:id="list3193804102" text:style-name="L1">
          <text:list-header>
            <text:p text:style-name="P2"/>
          </text:list-header>
        </text:list>
      </text:section>
      <text:section text:style-name="Sect2" text:name="_messageId1340952596768116736">
        <text:p text:style-name="Text_20_body">Đôi bạn cùng tiến</text:p>
        <text:p text:style-name="P1">+ trước khi git checkout thì git status</text:p>
        <text:p text:style-name="P1">+ trước khi git commit thì git log --oneline</text:p>
        <text:p text:style-name="P1"><draw:frame draw:style-name="fr2" draw:name="Image9" text:anchor-type="as-char" svg:width="0.2083in" svg:height="0.2083in" draw:z-index="0"><draw:image xlink:href="Pictures/1000000600000028000000289F4AC6FAD9D4A317.gif" xlink:type="simple" xlink:show="embed" xlink:actuate="onLoad" loext:mime-type="image/gif"/><svg:title>(*)</svg:title></draw:frame><text:s/>khi nào sử dụng commit -m và commit --amend</text:p>
        <text:p text:style-name="Text_20_body">git commit -m "content comment" // đối với lần commit đầu tiên</text:p>
        <text:p text:style-name="Text_20_body">git commit --amend // đối với lần commit thứ 2 trở đi.</text:p>
        <text:p text:style-name="Text_20_body">Vậy làm sao biết được đây phải là lần commit đầu hay ko (dùng cho não cá vàng) -&gt; các bạn chạy lệnh git log --oneline</text:p>
        <text:p text:style-name="P1"><draw:frame draw:style-name="fr1" draw:name="Image10" text:anchor-type="as-char" svg:width="0.2083in" svg:height="0.2083in" draw:z-index="1"><draw:image xlink:href="Pictures/1000000600000028000000289F4AC6FAD9D4A317.gif" xlink:type="simple" xlink:show="embed" xlink:actuate="onLoad" loext:mime-type="image/gif"/><svg:title>(*)</svg:title></draw:frame><text:s/>Xem nội dung chỉnh sửa mới nhất</text:p>
        <text:p text:style-name="Text_20_body">git diff file_name</text:p>
        <text:p text:style-name="Text_20_body">Thực hành:</text:p>
        <text:p text:style-name="Text_20_body">step1: thêm 1 dòng text vào file a -&gt; git diff a</text:p>
        <text:p text:style-name="Text_20_body">xem sự khác biệt</text:p>
        <text:p text:style-name="Text_20_body">step 2: thực hiện tiếp tục:</text:p>
        <text:p text:style-name="Text_20_body">git add .</text:p>
        <text:p text:style-name="Text_20_body">git commit -m "test git dif"</text:p>
        <text:p text:style-name="Text_20_body">// thêm 1 line trống trong file a</text:p>
        <text:p text:style-name="Text_20_body">git diff a</text:p>
        <text:p text:style-name="Text_20_body">Xem thay đổi (chưa đc add) của những file hiện tại</text:p>
        <text:p text:style-name="Text_20_body">git diff</text:p>
        <text:p text:style-name="Text_20_body">Xem thay đổi (đã được add, chưa commit)</text:p>
        <text:p text:style-name="Text_20_body">git diff --cached</text:p>
        <text:p text:style-name="Text_20_body">Xem những files thay đổi giữa hai commits</text:p>
        <text:p text:style-name="Text_20_body">git diff --name-only COMMIT1_ID COMMIT2_ID</text:p>
        <text:p text:style-name="Text_20_body">Xem thay đổi trước khi push</text:p>
        <text:p text:style-name="Text_20_body">git diff --cached origin/master</text:p>
        <text:p text:style-name="P1"><draw:frame draw:style-name="fr1" draw:name="Image11" text:anchor-type="as-char" svg:width="0.2083in" svg:height="0.2083in" draw:z-index="2"><draw:image xlink:href="Pictures/1000000600000028000000289F4AC6FAD9D4A317.gif" xlink:type="simple" xlink:show="embed" xlink:actuate="onLoad" loext:mime-type="image/gif"/><svg:title>(*)</svg:title></draw:frame><text:s/>Lỗi n commit trong 1 pull request:</text:p>
        <text:p text:style-name="Text_20_body">Thực hànhthực hiện git rabse 2 commit</text:p>
        <text:p text:style-name="Text_20_body">git rebase -i HEAD~2 ( r f)</text:p>
        <text:p text:style-name="Text_20_body">// đọc và làm theo hướng dẫn 😛</text:p>
        <text:p text:style-name="P1"><text:soft-page-break/><draw:frame draw:style-name="fr1" draw:name="Image12" text:anchor-type="as-char" svg:width="0.2083in" svg:height="0.2083in" draw:z-index="3"><draw:image xlink:href="Pictures/1000000600000028000000289F4AC6FAD9D4A317.gif" xlink:type="simple" xlink:show="embed" xlink:actuate="onLoad" loext:mime-type="image/gif"/><svg:title>(*)</svg:title></draw:frame><text:s/>Trước khi push code lên các bạn nhớ rebase với branch develop - mới nhất nhóe</text:p>
        <text:p text:style-name="Text_20_body">// đứng tại branch của mình</text:p>
        <text:p text:style-name="Text_20_body">git rebase develop</text:p>
        <text:p text:style-name="Text_20_body">- có conflict: fix conflict -&gt; git add. -&gt; git rebase --continue</text:p>
        <text:p text:style-name="Text_20_body">- không có conflict</text:p>
        <text:p text:style-name="Text_20_body">git push origin name_branch</text:p>
        <text:p text:style-name="P1"><draw:frame draw:style-name="fr1" draw:name="Image13" text:anchor-type="as-char" svg:width="0.2083in" svg:height="0.2083in" draw:z-index="4"><draw:image xlink:href="Pictures/1000000600000028000000289F4AC6FAD9D4A317.gif" xlink:type="simple" xlink:show="embed" xlink:actuate="onLoad" loext:mime-type="image/gif"/><svg:title>(*)</svg:title></draw:frame><text:s/>Lỡ push 1 file/folder không cần thiết lên pull request</text:p>
        <text:p text:style-name="Text_20_body">// file</text:p>
        <text:p text:style-name="Text_20_body">git rm --cached file_name</text:p>
        <text:p text:style-name="Text_20_body">// folder</text:p>
        <text:p text:style-name="Text_20_body">git rm -r --cached folder</text:p>
        <text:p text:style-name="P1"><draw:frame draw:style-name="fr1" draw:name="Image14" text:anchor-type="as-char" svg:width="0.2083in" svg:height="0.2083in" draw:z-index="5"><draw:image xlink:href="Pictures/1000000600000028000000289F4AC6FAD9D4A317.gif" xlink:type="simple" xlink:show="embed" xlink:actuate="onLoad" loext:mime-type="image/gif"/><svg:title>(*)</svg:title></draw:frame><text:s/>Vô tình <text:s/>com<text:span text:style-name="T1">mit</text:span> nhầm branch <draw:frame draw:style-name="fr1" draw:name="Image15" text:anchor-type="as-char" svg:width="0.5965in" svg:height="0.8335in" draw:z-index="6"><draw:image xlink:href="Pictures/100002010000002B0000003CD2A7E9B5A003A811.png" xlink:type="simple" xlink:show="embed" xlink:actuate="onLoad" loext:mime-type="image/png"/><svg:title>(yaoming)</svg:title></draw:frame></text:p>
        <text:p text:style-name="Text_20_body">1. Nếu qua đầu là bờ: tức là chưa chạy lệnh git commit</text:p>
        <text:p text:style-name="Text_20_body">thì chỉ việc git checkout sang bracnh bị comment</text:p>
        <text:p text:style-name="Text_20_body">2. Lỡ phóng lao thì phải theo lao: Lỡ bấm commit thì</text:p>
        <text:p text:style-name="Text_20_body">git reflog</text:p>
        <text:p text:style-name="Text_20_body">// chọn commit mà mình muốn quay trở lại</text:p>
        <text:p text:style-name="Text_20_body">git reset id_commit</text:p>
        <text:p text:style-name="Text_20_body">//sau đó làm theo số 1 😀</text:p>
        <text:p text:style-name="Text_20_body">// Ngoài ra, các bạn có thể tìm hiểu thêm git reset</text:p>
        <text:p text:style-name="P1"><draw:frame draw:style-name="fr1" draw:name="Image16" text:anchor-type="as-char" svg:width="0.2083in" svg:height="0.2083in" draw:z-index="7"><draw:image xlink:href="Pictures/1000000600000028000000289F4AC6FAD9D4A317.gif" xlink:type="simple" xlink:show="embed" xlink:actuate="onLoad" loext:mime-type="image/gif"/><svg:title>(*)</svg:title></draw:frame><text:s/>reset</text:p>
        <text:p text:style-name="Text_20_body">$ git log --oneline</text:p>
        <text:p text:style-name="Text_20_body">* Second commit</text:p>
        <text:p text:style-name="Text_20_body">* First commit</text:p>
        <text:p text:style-name="Text_20_body">* Hello 2019</text:p>
        <text:p text:style-name="Text_20_body">* Init commit</text:p>
        <text:p text:style-name="Text_20_body">$ git reset --hard HEAD~1</text:p>
        <text:p text:style-name="Text_20_body">* First commit</text:p>
        <text:p text:style-name="Text_20_body">* Hello 2019</text:p>
        <text:p text:style-name="Text_20_body"><text:soft-page-break/>* Init commit</text:p>
        <text:p text:style-name="Text_20_body">$ git reset --hard ORIG_HEAD</text:p>
        <text:p text:style-name="Text_20_body">* Second commit</text:p>
        <text:p text:style-name="Text_20_body">* First commit</text:p>
        <text:p text:style-name="Text_20_body">* Hello 2019</text:p>
        <text:p text:style-name="Text_20_body">* Init commit</text:p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.SFNSDisplay-Regular, 'Segoe UI', 'Helvetica Neue', 'Hiragino Sans', 'Hiragino Kaku Gothic ProN', 'ヒラギノ角ゴ  ProN W3', Meiryo, 'MS PGothic', 'ＭＳ  Ｐゴシック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1T09:28:48.725324693</meta:creation-date>
    <dc:date>2020-08-01T10:17:21.074260859</dc:date>
    <meta:editing-duration>PT4M51S</meta:editing-duration>
    <meta:editing-cycles>2</meta:editing-cycles>
    <meta:generator>LibreOffice/6.4.4.2$Linux_X86_64 LibreOffice_project/40$Build-2</meta:generator>
    <meta:document-statistic meta:table-count="0" meta:image-count="8" meta:object-count="0" meta:page-count="3" meta:paragraph-count="65" meta:word-count="412" meta:character-count="1899" meta:non-whitespace-character-count="1556"/>
  </office:meta>
</office:document-meta>
</file>